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889in" svg:y="0.2169in">
            <draw:object draw:notify-on-update-of-ranges="Sheet1.A2:Sheet1.A2 Sheet1.A3:Sheet1.A12 Sheet1.B2:Sheet1.B2 Sheet1.B3:Sheet1.B12 Sheet1.C2:Sheet1.C2 Sheet1.C3:Sheet1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>
            <text:p>Sprint</text:p>
          </table:table-cell>
          <table:table-cell office:value-type="string">
            <text:p>US StoryPoints</text:p>
          </table:table-cell>
          <table:table-cell office:value-type="string">
            <text:p>Average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(5+5+6)/3" office:value-type="float" office:value="5.33333333333333">
            <text:p>5.33333333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5+5+6+6)/4" office:value-type="float" office:value="5.5">
            <text:p>5.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(5+5+6+8+5)/5" office:value-type="float" office:value="5.8">
            <text:p>5.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(5+5+6+6+8+5)/6" office:value-type="float" office:value="5.83333333333333">
            <text:p>5.83333333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(5+5+6+6+8+5+8)/7" office:value-type="float" office:value="6.14285714285714">
            <text:p>6.142857142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(5+5+6+6+8+5+8+10)/8" office:value-type="float" office:value="6.625">
            <text:p>6.62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" table:formula="of:=(5+5+6+6+8+5+8+10+10)/9" office:value-type="float" office:value="7">
            <text:p>7</text:p>
          </table:table-cell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style-name="ce1" table:formula="of:=(5+5+6+6+8+5+8+10+10+10)/10" office:value-type="float" office:value="7.3">
            <text:p>7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Palminio</meta:initial-creator>
    <meta:creation-date>2015-11-08T19:53:19</meta:creation-date>
    <dc:date>2015-11-08T20:44:22</dc:date>
    <dc:creator>Dario Palminio</dc:creator>
    <meta:editing-duration>PT2M46S</meta:editing-duration>
    <meta:editing-cycles>3</meta:editing-cycles>
    <meta:generator>LibreOffice/3.5$Linux_X86_64 LibreOffice_project/350m1$Build-2</meta:generator>
    <meta:document-statistic meta:table-count="1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1cm" svg:stroke-color="#2c001e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width="0.051cm" svg:stroke-color="#2c001e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6cm" chart:style-name="ch2">
          <text:p>Velocity Chart (with Average)</text:p>
        </chart:title>
        <chart:legend svg:x="11.448cm" svg:y="4.425cm" style:legend-expansion="custom" chartooo:width="3.515cm" chartooo:height="2.348cm" style:legend-expansion-aspect-ratio="1.49701873935264" chart:style-name="ch3"/>
        <chart:plot-area chart:style-name="ch4" table:cell-range-address="Sheet1.A2:Sheet1.C12" chart:data-source-has-labels="both" svg:x="1.331cm" svg:y="1.634cm" svg:width="10.304cm" svg:height="6.205cm">
          <chartooo:coordinate-region svg:x="1.952cm" svg:y="1.834cm" svg:width="9.496cm" svg:height="5.358cm"/>
          <chart:axis chart:dimension="x" chart:name="primary-x" chart:style-name="ch5" chartooo:axis-type="auto">
            <chartooo:date-scale/>
            <chart:title svg:x="5.976cm" svg:y="8.019cm" chart:style-name="ch6">
              <text:p>Sprint</text:p>
            </chart:title>
            <chart:categories table:cell-range-address="Sheet1.A3:Sheet1.A12"/>
          </chart:axis>
          <chart:axis chart:dimension="y" chart:name="primary-y" chart:style-name="ch5">
            <chart:title svg:x="0.451cm" svg:y="5.719cm" chart:style-name="ch7">
              <text:p>Story Points</text:p>
            </chart:title>
            <chart:grid chart:style-name="ch8" chart:class="major"/>
          </chart:axis>
          <chart:series chart:style-name="ch9" chart:values-cell-range-address="Sheet1.B3:Sheet1.B12" chart:label-cell-address="Sheet1.B2:Sheet1.B2" chart:class="chart:line">
            <chart:data-point chart:repeated="10"/>
          </chart:series>
          <chart:series chart:style-name="ch10" chart:values-cell-range-address="Sheet1.C3:Sheet1.C12" chart:label-cell-address="Sheet1.C2:Sheet1.C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StoryPoints</text:p>
                <draw:g>
                  <svg:desc>Sheet1.B2:Sheet1.B2</svg:desc>
                </draw:g>
              </table:table-cell>
              <table:table-cell office:value-type="string">
                <text:p>Average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2</svg:desc>
                </draw:g>
              </table:table-cell>
              <table:table-cell office:value-type="float" office:value="5">
                <text:p>5</text:p>
                <draw:g>
                  <svg:desc>Sheet1.B3:Sheet1.B12</svg:desc>
                </draw:g>
              </table:table-cell>
              <table:table-cell office:value-type="float" office:value="5">
                <text:p>5</text:p>
                <draw:g>
                  <svg:desc>Sheet1.C3:Sheet1.C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625">
                <text:p>6.6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3">
                <text:p>7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